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cm" table:align="margins"/>
    </style:style>
    <style:style style:name="Tabela1.A" style:family="table-column">
      <style:table-column-properties style:column-width="4.00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" officeooo:rsid="0020e304" officeooo:paragraph-rsid="0020e304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weight="bold" officeooo:rsid="0020e304" officeooo:paragraph-rsid="0020e304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weight="bold" officeooo:rsid="0020e304" officeooo:paragraph-rsid="002ad059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weight="bold" officeooo:rsid="0020fa0c" officeooo:paragraph-rsid="0020fa0c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weight="bold" officeooo:rsid="0020fa0c" officeooo:paragraph-rsid="002ad059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weight="bold" officeooo:rsid="002d5161" officeooo:paragraph-rsid="002d5161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weight="bold" officeooo:rsid="002efc9b" officeooo:paragraph-rsid="002efc9b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weight="bold" officeooo:rsid="0030bddd" officeooo:paragraph-rsid="0030bddd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weight="bold" officeooo:rsid="00315c79" officeooo:paragraph-rsid="00315c79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weight="normal" officeooo:rsid="002d8796" officeooo:paragraph-rsid="002d8796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weight="normal" officeooo:rsid="002efc9b" officeooo:paragraph-rsid="002efc9b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weight="normal" officeooo:rsid="0030bddd" officeooo:paragraph-rsid="0030bddd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weight="normal" officeooo:rsid="00315c79" officeooo:paragraph-rsid="00315c79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weight="normal" officeooo:rsid="0034ad88" officeooo:paragraph-rsid="0034ad88" style:font-weight-asian="normal" style:font-weight-complex="normal"/>
    </style:style>
    <style:style style:name="P15" style:family="paragraph" style:parent-style-name="Standard" style:list-style-name="L2">
      <style:paragraph-properties fo:line-height="150%" fo:text-align="start" style:justify-single-word="false"/>
      <style:text-properties style:font-name="Arial" fo:font-weight="normal" officeooo:rsid="0035426b" officeooo:paragraph-rsid="0035426b" style:font-weight-asian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weight="normal" officeooo:rsid="00356337" officeooo:paragraph-rsid="00356337" style:font-weight-asian="normal" style:font-weight-complex="normal"/>
    </style:style>
    <style:style style:name="P17" style:family="paragraph" style:parent-style-name="Standard" style:list-style-name="L2">
      <style:paragraph-properties fo:line-height="150%" fo:text-align="start" style:justify-single-word="false"/>
      <style:text-properties style:font-name="Arial" fo:font-weight="normal" officeooo:rsid="00356337" officeooo:paragraph-rsid="00356337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weight="normal" officeooo:rsid="003813e9" officeooo:paragraph-rsid="003813e9" style:font-weight-asian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weight="normal" officeooo:rsid="00389015" officeooo:paragraph-rsid="003bf956" style:font-weight-asian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fo:font-weight="normal" officeooo:rsid="003f73b8" officeooo:paragraph-rsid="003f73b8" style:font-weight-asian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fo:font-weight="normal" officeooo:rsid="0043c155" officeooo:paragraph-rsid="0043c155" style:font-weight-asian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normal" officeooo:rsid="004a41c3" officeooo:paragraph-rsid="004a41c3" style:font-weight-asian="normal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officeooo:paragraph-rsid="0035426b"/>
    </style:style>
    <style:style style:name="P24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text-indent="0cm" style:auto-text-indent="false" style:page-number="auto" fo:background-color="transparent"/>
      <style:text-properties style:font-name="Arial" fo:font-weight="normal" officeooo:rsid="002ad059" officeooo:paragraph-rsid="002ad059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4a70a2" officeooo:paragraph-rsid="004a70a2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rsid="004a70a2" officeooo:paragraph-rsid="004a70a2" style:font-weight-asian="bold" style:font-weight-complex="bold"/>
    </style:style>
    <style:style style:name="T1" style:family="text">
      <style:text-properties officeooo:rsid="0024ff47"/>
    </style:style>
    <style:style style:name="T2" style:family="text">
      <style:text-properties officeooo:rsid="002588e8"/>
    </style:style>
    <style:style style:name="T3" style:family="text">
      <style:text-properties officeooo:rsid="00332c08"/>
    </style:style>
    <style:style style:name="T4" style:family="text">
      <style:text-properties style:font-name="Arial" fo:font-weight="normal" officeooo:rsid="0035426b" style:font-weight-asian="normal" style:font-weight-complex="normal"/>
    </style:style>
    <style:style style:name="T5" style:family="text">
      <style:text-properties officeooo:rsid="003a5932"/>
    </style:style>
    <style:style style:name="T6" style:family="text">
      <style:text-properties officeooo:rsid="00451ec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4a2a59"/>
    </style:style>
    <style:style style:name="T9" style:family="text">
      <style:text-properties officeooo:rsid="004a70a2"/>
    </style:style>
    <style:style style:name="T10" style:family="text">
      <style:text-properties officeooo:rsid="004c7c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O PIAUÍ – UFPI</text:p>
      <text:p text:style-name="P2">CENTRO DE CIÊNCIAS DA NATUREZA – CCN</text:p>
      <text:p text:style-name="P1"/>
      <text:p text:style-name="P1"/>
      <text:p text:style-name="P1"/>
      <text:p text:style-name="P1"/>
      <text:p text:style-name="P2">Luís Guilherme Teixeira <text:span text:style-name="T2">d</text:span>os Santos</text:p>
      <text:p text:style-name="P2">Hugo Santos Piaulino Neto</text:p>
      <text:p text:style-name="P2">Francisco Neto Carvalho <text:span text:style-name="T2">d</text:span>e Araúj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I</text:span>MPLEMENTAÇÃO DE UM PERCEPTRON DE MÚLTIPLAS CAMADAS PARA IDENTIFICAÇÃO DE TIPOS DE VIDR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Teresina, 2015</text:p>
      <text:p text:style-name="P3"><text:soft-page-break/>Luís Guilherme Teixeira <text:span text:style-name="T2">d</text:span>os Santos</text:p>
      <text:p text:style-name="P3">Hugo Santos Piaulino Neto</text:p>
      <text:p text:style-name="P3">Francisco Neto Carvalho <text:span text:style-name="T2">d</text:span>e Araúj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I</text:span>MPLEMENTAÇÃO DE UM PERCEPTRON DE MÚLTIPLAS CAMADAS PARA IDENTIFICAÇÃO DE TIPOS DE VIDROS</text:p>
      <text:p text:style-name="P3"/>
      <text:p text:style-name="P24">Relatório técnico apresentado como requisito para obtenção de nota referente ao segundo trabalho prático da disciplina Tópicos em Inteligência Artificial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resina, 2015</text:p>
      <text:p text:style-name="P6"><text:soft-page-break/>RESUMO</text:p>
      <text:p text:style-name="P10">fdsfdsfs</text:p>
      <text:p text:style-name="P10"/>
      <text:p text:style-name="P10">Palavras-chave: <text:span text:style-name="T10">Redes Neurais, Perceptron Multicamada, Aprendizado de Máquina.</text:span></text:p>
      <text:p text:style-name="P10"/>
      <text:p text:style-name="P7">INTRODUÇÃO</text:p>
      <text:p text:style-name="P19"><text:tab/>As Redes Neurais Artificiais são modelos matemáticos inspirados pelos neurônios biológicos constituintes da estrutura cerebral. <text:span text:style-name="T5">Os modelos neurais, ou sistemas conexionistas, <text:s/>afirma que a inteligência surge por meio de um processo de aprendizado, ou de adaptação, pelo qual as conexões entre os componentes (neurônios biológicos ou artificiais) são ajustadas (Luger, 2013). O processamento em sistemas como esse é distribuído ao longo de um conjunto de camadas de neurônios que processam as suas entradas de forma simultânea e independente. <text:tab/>Mitchell (1997) descreve a Rede Neural como um método que fornece uma abordagem robusta para aproximação entre o valor avaliado e o valor real, sendo atualmente o método mais efetivo de aprendizado para para interpretação de dados complexos.</text:span></text:p>
      <text:p text:style-name="P20"><text:tab/>Os algoritmos e as arquiteturas que implementam essas técnicas são normalmente treinados, em vez de serem explicitamente programados, sendo este o grande poder da abordagem. Uma arquitetura de rede e um algoritmo de aprendizado, projetados adequadamente, podem capturar invariâncias do mundo sem serem explicitamente programados para reconhecê-las.</text:p>
      <text:p text:style-name="P20"><text:tab/>Luger (<text:span text:style-name="T8">2013</text:span>) destaca tarefas para as quais a abordagem neural é adequada, a saber:</text:p>
      <text:p text:style-name="P20"><text:tab/><text:span text:style-name="T7">classificação</text:span>: decide a categoria ou grupo ao qual pertence um valor de entrada;</text:p>
      <text:p text:style-name="P20"><text:tab/><text:span text:style-name="T7">reconhecimento de padrões</text:span>: identifica a estrutura ou padrões nos dados;</text:p>
      <text:p text:style-name="P20"><text:tab/><text:span text:style-name="T7">evocação de memória</text:span>: inclui o problema da memória endereçável por conteúdo;</text:p>
      <text:p text:style-name="P20"><text:tab/><text:span text:style-name="T7">predição</text:span>: identifica, por exemplo, doenças a partir de sintomas, causas a partir de efeitos;</text:p>
      <text:p text:style-name="P20"><text:tab/><text:span text:style-name="T7">otimização</text:span>: encontra a “melhor” organização de restrições;</text:p>
      <text:p text:style-name="P20"><text:tab/><text:span text:style-name="T7">filtragem de ruído</text:span>: separa o sinal do ruído de fundo, retirando os componentes irrelevantes de um sinal.</text:p>
      <text:p text:style-name="P21"><text:soft-page-break/><text:tab/>O poder das Redes Neurais Artificiais está na sua capacidade de aprendizado. Em um perceptron Multicamadas, os neurônios estão conectados em camadas, onde os neurônios da camada n passam as suas ativações (saídas) para os neurônios da camada n+1. Isso significa que os erros no interior da rede podem se espalhar e evoluir em formas complexas e imprevistas por meio das camadas sucessivas, tornando a análise da fonte de erro na camada de saída complexa.</text:p>
      <text:p text:style-name="P21"><text:tab/>O algoritmo <text:span text:style-name="T7">backpropagation</text:span> (retropropagação) fornece uma maneira de atribuir a cada neurônio a sua parcela de contribuição pelo erro da rede, permitindo ajustar os pesos de forma correspondente. <text:span text:style-name="T6">A abordagem adotada pelo algoritmo consiste em iniciar na camada de saída e propagar o erro retroativamente através das camadas ocultas.</text:span></text:p>
      <text:p text:style-name="P18"/>
      <text:p text:style-name="P7">DESENVOLVIMENTO</text:p>
      <text:p text:style-name="P22">Neste trabalho visamos implementar uma Rede Neural Artificial do tipo Perceptron Multicamada para identificação de determinados tipos de vidro, identificados na especificação como A, B e C, dependentes de quatro variáveis que representam a constituição <text:s/>química do tipos de vidro: Bário (x1), Potássio (x2), Silício (x3) e Cálcio (x4). <text:span text:style-name="T9">As saídas da rede são mapeadas para cada tipo de vidro de acordo com a Tabela 1.</text:span></text:p>
      <text:p text:style-name="P22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26">Conservante</text:p>
          </table:table-cell>
          <table:table-cell table:style-name="Tabela1.A1" office:value-type="string">
            <text:p text:style-name="P26">Y1</text:p>
          </table:table-cell>
          <table:table-cell table:style-name="Tabela1.A1" office:value-type="string">
            <text:p text:style-name="P26">Y2</text:p>
          </table:table-cell>
          <table:table-cell table:style-name="Tabela1.D1" office:value-type="string">
            <text:p text:style-name="P26">Y3</text:p>
          </table:table-cell>
        </table:table-row>
        <table:table-row>
          <table:table-cell table:style-name="Tabela1.A2" office:value-type="string">
            <text:p text:style-name="P25">A</text:p>
          </table:table-cell>
          <table:table-cell table:style-name="Tabela1.A2" office:value-type="string">
            <text:p text:style-name="P25">1</text:p>
          </table:table-cell>
          <table:table-cell table:style-name="Tabela1.A2" office:value-type="string">
            <text:p text:style-name="P25">0</text:p>
          </table:table-cell>
          <table:table-cell table:style-name="Tabela1.D2" office:value-type="string">
            <text:p text:style-name="P25">0</text:p>
          </table:table-cell>
        </table:table-row>
        <table:table-row>
          <table:table-cell table:style-name="Tabela1.A2" office:value-type="string">
            <text:p text:style-name="P25">B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1</text:p>
          </table:table-cell>
          <table:table-cell table:style-name="Tabela1.D2" office:value-type="string">
            <text:p text:style-name="P25">0</text:p>
          </table:table-cell>
        </table:table-row>
        <table:table-row>
          <table:table-cell table:style-name="Tabela1.A2" office:value-type="string">
            <text:p text:style-name="P25">C</text:p>
          </table:table-cell>
          <table:table-cell table:style-name="Tabela1.A2" office:value-type="string">
            <text:p text:style-name="P25">0</text:p>
          </table:table-cell>
          <table:table-cell table:style-name="Tabela1.A2" office:value-type="string">
            <text:p text:style-name="P25">0</text:p>
          </table:table-cell>
          <table:table-cell table:style-name="Tabela1.D2" office:value-type="string">
            <text:p text:style-name="P25">1</text:p>
          </table:table-cell>
        </table:table-row>
      </table:table>
      <text:p text:style-name="P22"/>
      <text:p text:style-name="P14"/>
      <text:p text:style-name="P7">Objetivo geral</text:p>
      <text:list xml:id="list1975786239473570670" text:style-name="L1">
        <text:list-item>
          <text:p text:style-name="P23"><text:span text:style-name="T4">Implementar uma Rede Neural Artificial.</text:span></text:p>
        </text:list-item>
      </text:list>
      <text:p text:style-name="P11"/>
      <text:p text:style-name="P7">Objetivos <text:span text:style-name="T3">específicos</text:span></text:p>
      <text:list xml:id="list3871736666976131677" text:style-name="L2">
        <text:list-item>
          <text:p text:style-name="P15">Implementar um Perceptron Multicamadas;</text:p>
        </text:list-item>
        <text:list-item>
          <text:p text:style-name="P15">Testar o Perceptron na identificação de tipos de vidro;</text:p>
        </text:list-item>
        <text:list-item>
          <text:p text:style-name="P17">Implementar uma interface de interação usuário-máquina (GUI);</text:p>
        </text:list-item>
        <text:list-item>
          <text:p text:style-name="P17">Analisar os resultados.</text:p>
        </text:list-item>
      </text:list>
      <text:p text:style-name="P16"><text:soft-page-break/></text:p>
      <text:p text:style-name="P12"/>
      <text:p text:style-name="P8">PROCEDIMENTOS EXPERIMENTAIS</text:p>
      <text:p text:style-name="P12">materiais</text:p>
      <text:p text:style-name="P12">métodos</text:p>
      <text:p text:style-name="P11"/>
      <text:p text:style-name="P9">DISCUSSÕES</text:p>
      <text:p text:style-name="P13"/>
      <text:p text:style-name="P9">CONCLUSÃO</text:p>
      <text:p text:style-name="P13"/>
      <text:p text:style-name="P9">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8:09:48.141289279</meta:creation-date>
    <meta:generator>LibreOffice/4.4.6.3$Linux_X86_64 LibreOffice_project/40m0$Build-3</meta:generator>
    <dc:date>2015-12-16T11:15:16.818855919</dc:date>
    <meta:editing-duration>PT2H35M</meta:editing-duration>
    <meta:editing-cycles>44</meta:editing-cycles>
    <meta:document-statistic meta:table-count="1" meta:image-count="0" meta:object-count="0" meta:page-count="5" meta:paragraph-count="59" meta:word-count="600" meta:character-count="3999" meta:non-whitespace-character-count="3447"/>
  </office:meta>
</office:document-meta>
</file>